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わわわ・・・あわわわわ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ぁ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い気持ちじゃぁ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城下町西・迷いの森
←：オシル湖
→：城下町南・マハイ山</text:p>
          </table:table-cell>
          <table:table-cell table:style-name="ce0"/>
          <table:table-cell table:style-name="ce0"/>
          <table:table-cell table:style-name="ce0" office:value-type="string">
            <text:p>↑：Castle Town West ・ Lost Forest
←：Lake Oshiru
→：Castle Town South ・ Mt. Mahai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